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Heading_20_4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itle">
      <style:text-properties officeooo:paragraph-rsid="0005aa8a"/>
    </style:style>
    <style:style style:name="P8" style:family="paragraph" style:parent-style-name="Title">
      <style:text-properties officeooo:rsid="0007cae5" officeooo:paragraph-rsid="0007cae5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3">
      <style:text-properties officeooo:paragraph-rsid="0005aa8a"/>
    </style:style>
    <style:style style:name="P11" style:family="paragraph" style:parent-style-name="Heading_20_3">
      <style:paragraph-properties fo:margin-left="0.423cm" fo:margin-right="0cm" fo:text-indent="0cm" style:auto-text-indent="false"/>
    </style:style>
    <style:style style:name="P12" style:family="paragraph" style:parent-style-name="Heading_20_3">
      <style:paragraph-properties fo:margin-left="0.423cm" fo:margin-right="0cm" fo:text-indent="0cm" style:auto-text-indent="false"/>
      <style:text-properties loext:padding="0cm" loext:border="none"/>
    </style:style>
    <style:style style:name="P13" style:family="paragraph" style:parent-style-name="Heading_20_4">
      <style:paragraph-properties fo:margin-left="0.423cm" fo:margin-right="0cm" fo:text-indent="0cm" style:auto-text-indent="false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15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16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636f88" loext:opacity="100%"/>
    </style:style>
    <style:style style:name="P17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636f88" loext:opacity="100%" loext:padding="0cm" loext:border="none"/>
    </style:style>
    <style:style style:name="P18" style:family="paragraph" style:parent-style-name="Preformatted_20_Text">
      <style:paragraph-properties fo:padding="0cm" fo:border="none"/>
    </style:style>
    <style:style style:name="P19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20" style:family="paragraph" style:parent-style-name="Preformatted_20_Text" style:list-style-name="L10">
      <style:paragraph-properties fo:margin-left="0cm" fo:margin-right="0cm" fo:margin-top="0.106cm" fo:margin-bottom="0.247cm" style:contextual-spacing="false" fo:text-indent="0cm" style:auto-text-indent="false" fo:padding="0cm" fo:border="none"/>
    </style:style>
    <style:style style:name="P21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22" style:family="paragraph" style:parent-style-name="Preformatted_20_Text" style:list-style-name="L11">
      <style:paragraph-properties fo:margin-left="0cm" fo:margin-right="0cm" fo:margin-top="0.106cm" fo:margin-bottom="0.247cm" style:contextual-spacing="false" fo:text-indent="0cm" style:auto-text-indent="false" fo:padding="0cm" fo:border="none"/>
    </style:style>
    <style:style style:name="P2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24" style:family="paragraph" style:parent-style-name="Preformatted_20_Text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5" style:family="paragraph" style:parent-style-name="Preformatted_20_Text">
      <style:paragraph-properties fo:padding="0cm" fo:border="none"/>
      <style:text-properties loext:padding="0cm" loext:border="none"/>
    </style:style>
    <style:style style:name="P26" style:family="paragraph" style:parent-style-name="Preformatted_20_Text" style:list-style-name="L14">
      <style:paragraph-properties fo:margin-left="0cm" fo:margin-right="0cm" fo:margin-top="0.106cm" fo:margin-bottom="0.247cm" style:contextual-spacing="false" fo:text-indent="0cm" style:auto-text-indent="false" fo:padding="0cm" fo:border="none"/>
      <style:text-properties loext:padding="0cm" loext:border="none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2">
      <style:paragraph-properties fo:margin-left="0cm" fo:margin-right="0cm" fo:text-indent="0cm" style:auto-text-indent="false"/>
    </style:style>
    <style:style style:name="P3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3">
      <style:paragraph-properties fo:margin-left="0cm" fo:margin-right="0cm" fo:text-indent="0cm" style:auto-text-indent="false"/>
    </style:style>
    <style:style style:name="P3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4">
      <style:paragraph-properties fo:margin-left="0cm" fo:margin-right="0cm" fo:text-indent="0cm" style:auto-text-indent="false"/>
    </style:style>
    <style:style style:name="P3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5">
      <style:paragraph-properties fo:margin-left="0cm" fo:margin-right="0cm" fo:text-indent="0cm" style:auto-text-indent="false"/>
    </style:style>
    <style:style style:name="P3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ext_20_body" style:list-style-name="L6">
      <style:paragraph-properties fo:margin-left="0cm" fo:margin-right="0cm" fo:text-indent="0cm" style:auto-text-indent="false"/>
    </style:style>
    <style:style style:name="P39" style:family="paragraph" style:parent-style-name="Text_20_body" style:list-style-name="L7">
      <style:paragraph-properties fo:margin-left="0cm" fo:margin-right="0cm" fo:text-indent="0cm" style:auto-text-indent="false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8">
      <style:paragraph-properties fo:margin-left="0cm" fo:margin-right="0cm" fo:text-indent="0cm" style:auto-text-indent="false"/>
    </style:style>
    <style:style style:name="P43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9">
      <style:paragraph-properties fo:margin-left="0cm" fo:margin-right="0cm" fo:text-indent="0cm" style:auto-text-indent="false"/>
    </style:style>
    <style:style style:name="P45" style:family="paragraph" style:parent-style-name="Text_20_body">
      <style:text-properties officeooo:paragraph-rsid="0005aa8a"/>
    </style:style>
    <style:style style:name="P46" style:family="paragraph" style:parent-style-name="Text_20_body">
      <style:paragraph-properties fo:margin-left="0.318cm" fo:margin-right="0cm" fo:text-indent="0cm" style:auto-text-indent="false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#292a2d" loext:padding="0cm" loext:border="none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background-color="#292a2d" loext:padding="0cm" loext:border="none"/>
    </style:style>
    <style:style style:name="P49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  <style:text-properties fo:background-color="#292a2d" loext:padding="0cm" loext:border="none"/>
    </style:style>
    <style:style style:name="P50" style:family="paragraph" style:parent-style-name="Text_20_body" style:list-style-name="L10">
      <style:paragraph-properties fo:margin-left="0cm" fo:margin-right="0cm" fo:margin-top="0.106cm" fo:margin-bottom="0.247cm" style:contextual-spacing="false" fo:text-indent="0cm" style:auto-text-indent="false"/>
      <style:text-properties fo:background-color="#292a2d" loext:padding="0cm" loext:border="none"/>
    </style:style>
    <style:style style:name="P51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  <style:text-properties fo:background-color="#292a2d" loext:padding="0cm" loext:border="none"/>
    </style:style>
    <style:style style:name="P52" style:family="paragraph" style:parent-style-name="Text_20_body" style:list-style-name="L11">
      <style:paragraph-properties fo:margin-left="0cm" fo:margin-right="0cm" fo:margin-top="0.106cm" fo:margin-bottom="0.247cm" style:contextual-spacing="false" fo:text-indent="0cm" style:auto-text-indent="false"/>
      <style:text-properties fo:background-color="#292a2d" loext:padding="0cm" loext:border="none"/>
    </style:style>
    <style:style style:name="P53" style:family="paragraph" style:parent-style-name="Text_20_body" style:list-style-name="L14">
      <style:paragraph-properties fo:margin-left="0cm" fo:margin-right="0cm" fo:margin-top="0.106cm" fo:margin-bottom="0.247cm" style:contextual-spacing="false" fo:text-indent="0cm" style:auto-text-indent="false"/>
      <style:text-properties fo:background-color="#292a2d" loext:padding="0cm" loext:border="none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c5bd2" officeooo:paragraph-rsid="000c5bd2" fo:background-color="#292a2d" loext:padding="0cm" loext:border="none"/>
    </style:style>
    <style:style style:name="P55" style:family="paragraph" style:parent-style-name="Text_20_body" style:list-style-name="L10">
      <style:paragraph-properties fo:margin-left="0cm" fo:margin-right="0cm" fo:margin-top="0cm" fo:margin-bottom="0.106cm" style:contextual-spacing="false" fo:text-indent="0cm" style:auto-text-indent="false"/>
    </style:style>
    <style:style style:name="P56" style:family="paragraph" style:parent-style-name="Text_20_body" style:list-style-name="L11">
      <style:paragraph-properties fo:margin-left="0cm" fo:margin-right="0cm" fo:margin-top="0cm" fo:margin-bottom="0.106cm" style:contextual-spacing="false" fo:text-indent="0cm" style:auto-text-indent="false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58" style:family="paragraph" style:parent-style-name="Text_20_body">
      <style:paragraph-properties fo:margin-left="0cm" fo:margin-right="0cm" fo:margin-top="0cm" fo:margin-bottom="0.529cm" style:contextual-spacing="false" fo:text-indent="0cm" style:auto-text-indent="false"/>
      <style:text-properties loext:padding="0cm" loext:border="none"/>
    </style:style>
    <style:style style:name="P5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60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61" style:family="paragraph" style:parent-style-name="Text_20_body" style:list-style-name="L14">
      <style:paragraph-properties fo:margin-left="0cm" fo:margin-right="0cm" fo:margin-top="0cm" fo:margin-bottom="0.106cm" style:contextual-spacing="false" fo:text-indent="0cm" style:auto-text-indent="false"/>
      <style:text-properties loext:padding="0cm" loext:border="none"/>
    </style:style>
    <style:style style:name="P62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63" style:family="paragraph" style:parent-style-name="Text_20_body">
      <style:paragraph-properties fo:break-before="page"/>
      <style:text-properties officeooo:paragraph-rsid="000a8151"/>
    </style:style>
    <style:style style:name="P64" style:family="paragraph" style:parent-style-name="Text_20_body">
      <style:text-properties officeooo:paragraph-rsid="000a8151"/>
    </style:style>
    <style:style style:name="P65" style:family="paragraph" style:parent-style-name="Text_20_body" style:list-style-name="L12">
      <style:paragraph-properties fo:margin-left="0cm" fo:margin-right="0cm" fo:margin-top="0cm" fo:margin-bottom="0.106cm" style:contextual-spacing="false" fo:text-indent="0cm" style:auto-text-indent="false"/>
    </style:style>
    <style:style style:name="P6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67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68" style:family="paragraph" style:parent-style-name="Text_20_body" style:list-style-name="L14">
      <style:paragraph-properties fo:margin-left="0cm" fo:margin-right="0cm" fo:margin-top="0cm" fo:margin-bottom="0.106cm" style:contextual-spacing="false" fo:text-indent="0cm" style:auto-text-indent="false"/>
    </style:style>
    <style:style style:name="P69" style:family="paragraph" style:parent-style-name="Text_20_body" style:list-style-name="L15">
      <style:paragraph-properties fo:margin-left="0cm" fo:margin-right="0cm" fo:margin-top="0cm" fo:margin-bottom="0.106cm" style:contextual-spacing="false" fo:text-indent="0cm" style:auto-text-indent="false"/>
    </style:style>
    <style:style style:name="T1" style:family="text">
      <style:text-properties officeooo:rsid="0002ff02" fo:background-color="#ffff00" loext:char-shading-value="0"/>
    </style:style>
    <style:style style:name="T2" style:family="text">
      <style:text-properties officeooo:rsid="000a8151" fo:background-color="#ffff00" loext:char-shading-value="0"/>
    </style:style>
    <style:style style:name="T3" style:family="text">
      <style:text-properties officeooo:rsid="000a8151" fo:background-color="#ffff00" loext:char-shading-value="0" loext:padding="0cm" loext:border="none"/>
    </style:style>
    <style:style style:name="T4" style:family="text">
      <style:text-properties officeooo:rsid="0005aa8a"/>
    </style:style>
    <style:style style:name="T5" style:family="text">
      <style:text-properties officeooo:rsid="0009a723"/>
    </style:style>
    <style:style style:name="T6" style:family="text">
      <style:text-properties fo:color="#88c0d0" loext:opacity="100%"/>
    </style:style>
    <style:style style:name="T7" style:family="text">
      <style:text-properties fo:color="#81a1c1" loext:opacity="100%"/>
    </style:style>
    <style:style style:name="T8" style:family="text">
      <style:text-properties fo:color="#a3be8c" loext:opacity="100%"/>
    </style:style>
    <style:style style:name="T9" style:family="text">
      <style:text-properties fo:color="#636f88" loext:opacity="100%"/>
    </style:style>
    <style:style style:name="T10" style:family="text">
      <style:text-properties loext:padding="0cm" loext:border="none"/>
    </style:style>
    <style:style style:name="T11" style:family="text">
      <style:text-properties fo:color="#b48ead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-0.181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06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-0.181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-0.181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06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181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06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ÓDULO 1<text:span text:style-name="T4">(anexos)</text:span>:</text:p>
      <text:p text:style-name="P8"><text:span text:style-name="T5">Database</text:span>: <text:span text:style-name="T5">MongoDB y Redis</text:span></text:p>
      <text:h text:style-name="P10" text:outline-level="3"><text:span text:style-name="Strong_20_Emphasis"><text:span text:style-name="T1">Paso 1: Instalar MongoDB </text:span></text:span></text:h>
      <text:h text:style-name="P13" text:outline-level="4">1.1. Agregar repositorio y clave GPG de MongoDB:</text:h>
      <text:p text:style-name="P47"/>
      <text:p text:style-name="P16"># Instalar dependencias iniciales</text:p>
      <text:p text:style-name="P15"><text:span text:style-name="T6">sudo</text:span> <text:span text:style-name="T6">apt-get</text:span> <text:span text:style-name="T6">install</text:span> <text:span text:style-name="T7">-y</text:span> <text:span text:style-name="T6">wget</text:span> gnupg</text:p>
      <text:p text:style-name="P18"/>
      <text:p text:style-name="P16"># Agregar clave GPG</text:p>
      <text:p text:style-name="P15"><text:span text:style-name="T6">wget</text:span> <text:span text:style-name="T7">-qO</text:span> - https://www.mongodb.org/static/pgp/server-7.0.asc <text:span text:style-name="T7">|</text:span> <text:span text:style-name="T6">sudo</text:span> gpg <text:span text:style-name="T7">--dearmor</text:span> <text:span text:style-name="T7">-o</text:span> /usr/share/keyrings/mongodb.gpg</text:p>
      <text:p text:style-name="P18"/>
      <text:p text:style-name="P16"># Crear archivo de repositorio</text:p>
      <text:p text:style-name="P15"><text:span text:style-name="T6">echo</text:span> <text:span text:style-name="T8">"deb [arch=amd64 signed-by=/usr/share/keyrings/mongodb.gpg] https://repo.mongodb.org/apt/ubuntu jammy/mongodb-org/7.0 multiverse"</text:span> <text:span text:style-name="T7">|</text:span> <text:span text:style-name="T6">sudo</text:span> <text:span text:style-name="T6">tee</text:span> /etc/apt/sources.list.d/mongodb-org-7.0.list</text:p>
      <text:p text:style-name="P18"/>
      <text:p text:style-name="P16"># Actualizar repositorios</text:p>
      <text:p text:style-name="P14"><text:span text:style-name="T6">sudo</text:span> <text:span text:style-name="T6">apt-get</text:span> update</text:p>
      <text:h text:style-name="P13" text:outline-level="4">1.2. Instalar MongoDB:</text:h>
      <text:p text:style-name="P47"/>
      <text:p text:style-name="P15"><text:span text:style-name="T6">sudo</text:span> <text:span text:style-name="T6">apt-get</text:span> <text:span text:style-name="T6">install</text:span> <text:span text:style-name="T7">-y</text:span> mongodb-org</text:p>
      <text:p text:style-name="P18"/>
      <text:p text:style-name="P16"># Iniciar y habilitar el servicio</text:p>
      <text:p text:style-name="P14"><text:span text:style-name="T6">sudo</text:span> systemctl <text:span text:style-name="T6">enable</text:span> mongod <text:span text:style-name="T7">--now</text:span> <text:s/><text:span text:style-name="T9"># &lt;-- ¡Nota el nombre correcto del servicio: "mongod"!</text:span></text:p>
      <text:p text:style-name="Horizontal_20_Line"/>
      <text:h text:style-name="P11" text:outline-level="3"><text:span text:style-name="Strong_20_Emphasis">Paso 2: Instalar Redis</text:span></text:h>
      <text:p text:style-name="P46">El error original no aplica para Redis, pero así debe instalarse:</text:p>
      <text:p text:style-name="P47"/>
      <text:p text:style-name="P15"><text:span text:style-name="T6">sudo</text:span> <text:span text:style-name="T6">apt-get</text:span> <text:span text:style-name="T6">install</text:span> <text:span text:style-name="T7">-y</text:span> redis-server</text:p>
      <text:p text:style-name="P14"><text:span text:style-name="T6">sudo</text:span> systemctl <text:span text:style-name="T6">enable</text:span> redis-server <text:span text:style-name="T7">--now</text:span></text:p>
      <text:p text:style-name="Horizontal_20_Line"/>
      <text:h text:style-name="P11" text:outline-level="3"><text:span text:style-name="Strong_20_Emphasis">Verificar Servicios</text:span></text:h>
      <text:p text:style-name="P47"/>
      <text:p text:style-name="P48"><text:soft-page-break/></text:p>
      <text:p text:style-name="P16"># MongoDB</text:p>
      <text:p text:style-name="P15"><text:span text:style-name="T6">sudo</text:span> systemctl status mongod <text:s/><text:span text:style-name="T9"># Debe mostrar "active (running)"</text:span></text:p>
      <text:p text:style-name="P18"/>
      <text:p text:style-name="P16"># Redis</text:p>
      <text:p text:style-name="P14"><text:span text:style-name="T6">sudo</text:span> systemctl status redis-server <text:s/><text:span text:style-name="T9"># Debe mostrar "active (running)"</text:span></text:p>
      <text:p text:style-name="Horizontal_20_Line"/>
      <text:h text:style-name="P11" text:outline-level="3"><text:span text:style-name="Strong_20_Emphasis">Solución de Errores Comunes</text:span></text:h>
      <text:h text:style-name="P13" text:outline-level="4">Si MongoDB no inicia:</text:h>
      <text:list text:style-name="L10">
        <text:list-item>
          <text:p text:style-name="P55">Verifica los logs:</text:p>
          <text:p text:style-name="P49"/>
          <text:p text:style-name="P19">journalctl <text:span text:style-name="T7">-u</text:span> mongod <text:span text:style-name="T7">-b</text:span></text:p>
        </text:list-item>
        <text:list-item>
          <text:p text:style-name="P55">Asegúrate de que el puerto 27017 esté libre:</text:p>
          <text:p text:style-name="P50"/>
          <text:p text:style-name="P20"><text:span text:style-name="T6">sudo</text:span> <text:span text:style-name="T6">lsof</text:span> <text:span text:style-name="T7">-i</text:span> :27017</text:p>
        </text:list-item>
      </text:list>
      <text:h text:style-name="P13" text:outline-level="4">Si Redis no inicia:</text:h>
      <text:list text:style-name="L11">
        <text:list-item>
          <text:p text:style-name="P56">Revisa la configuración:</text:p>
          <text:p text:style-name="P51"/>
          <text:p text:style-name="P21"><text:span text:style-name="T6">sudo</text:span> <text:span text:style-name="T6">nano</text:span> /etc/redis/redis.conf</text:p>
        </text:list-item>
        <text:list-item>
          <text:p text:style-name="P56">Reinicia el servicio:</text:p>
          <text:p text:style-name="P52"/>
          <text:p text:style-name="P22"><text:span text:style-name="T6">sudo</text:span> systemctl restart redis-server</text:p>
        </text:list-item>
      </text:list>
      <text:p text:style-name="P45"><text:span text:style-name="Strong_20_Emphasis"><text:span text:style-name="T1"/></text:span></text:p>
      <text:p text:style-name="P63"><text:span text:style-name="Strong_20_Emphasis"><text:span text:style-name="T2">TEST</text:span></text:span></text:p>
      <text:p text:style-name="P64"><text:span text:style-name="Strong_20_Emphasis"><text:span text:style-name="T3">Aquí tienes una implementación de la aplicación Flask con microservicios y pruebas de rendimiento:</text:span></text:span></text:p>
      <text:p text:style-name="P54"/>
      <text:p text:style-name="P24"><text:span text:style-name="T7">from</text:span> flask <text:span text:style-name="T7">import</text:span> Flask<text:span text:style-name="T7">,</text:span> jsonify<text:span text:style-name="T7">,</text:span> request</text:p>
      <text:p text:style-name="P24"><text:span text:style-name="T7">from</text:span> flask_cors <text:span text:style-name="T7">import</text:span> CORS</text:p>
      <text:p text:style-name="P24"><text:span text:style-name="T7">import</text:span> pymongo</text:p>
      <text:p text:style-name="P24"><text:span text:style-name="T7">import</text:span> redis</text:p>
      <text:p text:style-name="P24"><text:span text:style-name="T7">import</text:span> time</text:p>
      <text:p text:style-name="P24"><text:span text:style-name="T7">import</text:span> os</text:p>
      <text:p text:style-name="P18"/>
      <text:p text:style-name="P24">app <text:span text:style-name="T7">=</text:span> Flask<text:span text:style-name="T7">(</text:span>__name__<text:span text:style-name="T7">)</text:span></text:p>
      <text:p text:style-name="P24">CORS<text:span text:style-name="T7">(</text:span>app<text:span text:style-name="T7">)</text:span></text:p>
      <text:p text:style-name="P18"/>
      <text:p text:style-name="P17"># Conexión a MongoDB</text:p>
      <text:p text:style-name="P24">mongo_client <text:span text:style-name="T7">=</text:span> pymongo<text:span text:style-name="T7">.</text:span>MongoClient<text:span text:style-name="T7">(</text:span><text:span text:style-name="T8">"mongodb://localhost:27017/"</text:span><text:span text:style-name="T7">)</text:span></text:p>
      <text:p text:style-name="P24">mongo_db <text:span text:style-name="T7">=</text:span> mongo_client<text:span text:style-name="T7">[</text:span><text:span text:style-name="T8">"microservices_db"</text:span><text:span text:style-name="T7">]</text:span></text:p>
      <text:p text:style-name="P24">users_collection <text:span text:style-name="T7">=</text:span> mongo_db<text:span text:style-name="T7">[</text:span><text:span text:style-name="T8">"users"</text:span><text:span text:style-name="T7">]</text:span></text:p>
      <text:p text:style-name="P18"/>
      <text:p text:style-name="P17"># Conexión a Redis</text:p>
      <text:p text:style-name="P24">redis_client <text:span text:style-name="T7">=</text:span> redis<text:span text:style-name="T7">.</text:span>Redis<text:span text:style-name="T7">(</text:span>host<text:span text:style-name="T7">=</text:span><text:span text:style-name="T8">'localhost'</text:span><text:span text:style-name="T7">,</text:span> port<text:span text:style-name="T7">=</text:span><text:span text:style-name="T11">6379</text:span><text:span text:style-name="T7">,</text:span> db<text:span text:style-name="T7">=</text:span><text:span text:style-name="T11">0</text:span><text:span text:style-name="T7">)</text:span></text:p>
      <text:p text:style-name="P18"/>
      <text:p text:style-name="P17"># Helpers</text:p>
      <text:p text:style-name="P24"><text:span text:style-name="T7">def</text:span> <text:span text:style-name="T6">mongo_user_exists</text:span><text:span text:style-name="T7">(</text:span>user_id<text:span text:style-name="T7">):</text:span></text:p>
      <text:p text:style-name="P24"><text:s text:c="4"/><text:span text:style-name="T7">return</text:span> users_collection<text:span text:style-name="T7">.</text:span>find_one<text:span text:style-name="T7">({</text:span><text:span text:style-name="T8">"_id"</text:span><text:span text:style-name="T7">:</text:span> user_id<text:span text:style-name="T7">})</text:span> <text:span text:style-name="T7">is</text:span> <text:span text:style-name="T7">not</text:span> <text:span text:style-name="T7">None</text:span></text:p>
      <text:p text:style-name="P18"/>
      <text:p text:style-name="P17"># Rutas para MongoDB</text:p>
      <text:p text:style-name="P24"><text:span text:style-name="T7">@app.route(</text:span><text:span text:style-name="T8">'/mongo/user'</text:span><text:span text:style-name="T7">,</text:span> methods<text:span text:style-name="T7">=[</text:span><text:span text:style-name="T8">'POST'</text:span><text:span text:style-name="T7">])</text:span></text:p>
      <text:p text:style-name="P24"><text:span text:style-name="T7">def</text:span> <text:span text:style-name="T6">create_mongo_user</text:span><text:span text:style-name="T7">():</text:span></text:p>
      <text:p text:style-name="P24"><text:s text:c="4"/>data <text:span text:style-name="T7">=</text:span> request<text:span text:style-name="T7">.</text:span>json</text:p>
      <text:p text:style-name="P24"><text:s text:c="4"/>result <text:span text:style-name="T7">=</text:span> users_collection<text:span text:style-name="T7">.</text:span>insert_one<text:span text:style-name="T7">(</text:span>data<text:span text:style-name="T7">)</text:span></text:p>
      <text:p text:style-name="P24"><text:s text:c="4"/><text:span text:style-name="T7">return</text:span> jsonify<text:span text:style-name="T7">({</text:span><text:span text:style-name="T8">"_id"</text:span><text:span text:style-name="T7">:</text:span> <text:span text:style-name="T8">str</text:span><text:span text:style-name="T7">(</text:span>result<text:span text:style-name="T7">.</text:span>inserted_id<text:span text:style-name="T7">)}),</text:span> <text:span text:style-name="T11">201</text:span></text:p>
      <text:p text:style-name="P18"/>
      <text:p text:style-name="P24"><text:span text:style-name="T7">@app.route(</text:span><text:span text:style-name="T8">'/mongo/user/&lt;user_id&gt;'</text:span><text:span text:style-name="T7">,</text:span> methods<text:span text:style-name="T7">=[</text:span><text:span text:style-name="T8">'GET'</text:span><text:span text:style-name="T7">])</text:span></text:p>
      <text:p text:style-name="P24"><text:span text:style-name="T7">def</text:span> <text:span text:style-name="T6">get_mongo_user</text:span><text:span text:style-name="T7">(</text:span>user_id<text:span text:style-name="T7">):</text:span></text:p>
      <text:p text:style-name="P24"><text:s text:c="4"/>user <text:span text:style-name="T7">=</text:span> users_collection<text:span text:style-name="T7">.</text:span>find_one<text:span text:style-name="T7">({</text:span><text:span text:style-name="T8">"_id"</text:span><text:span text:style-name="T7">:</text:span> user_id<text:span text:style-name="T7">})</text:span></text:p>
      <text:p text:style-name="P24"><text:s text:c="4"/><text:span text:style-name="T7">if</text:span> user<text:span text:style-name="T7">:</text:span></text:p>
      <text:p text:style-name="P24"><text:s text:c="8"/>user<text:span text:style-name="T7">[</text:span><text:span text:style-name="T8">'_id'</text:span><text:span text:style-name="T7">]</text:span> <text:span text:style-name="T7">=</text:span> <text:span text:style-name="T8">str</text:span><text:span text:style-name="T7">(</text:span>user<text:span text:style-name="T7">[</text:span><text:span text:style-name="T8">'_id'</text:span><text:span text:style-name="T7">])</text:span></text:p>
      <text:p text:style-name="P24"><text:s text:c="8"/><text:span text:style-name="T7">return</text:span> jsonify<text:span text:style-name="T7">(</text:span>user<text:span text:style-name="T7">)</text:span></text:p>
      <text:p text:style-name="P24"><text:s text:c="4"/><text:span text:style-name="T7">return</text:span> jsonify<text:span text:style-name="T7">({</text:span><text:span text:style-name="T8">"error"</text:span><text:span text:style-name="T7">:</text:span> <text:span text:style-name="T8">"Usuario no encontrado"</text:span><text:span text:style-name="T7">}),</text:span> <text:span text:style-name="T11">404</text:span></text:p>
      <text:p text:style-name="P18"/>
      <text:p text:style-name="P24"><text:span text:style-name="T7">@app.route(</text:span><text:span text:style-name="T8">'/mongo/user/&lt;user_id&gt;'</text:span><text:span text:style-name="T7">,</text:span> methods<text:span text:style-name="T7">=[</text:span><text:span text:style-name="T8">'PUT'</text:span><text:span text:style-name="T7">])</text:span></text:p>
      <text:p text:style-name="P24"><text:span text:style-name="T7">def</text:span> <text:span text:style-name="T6">update_mongo_user</text:span><text:span text:style-name="T7">(</text:span>user_id<text:span text:style-name="T7">):</text:span></text:p>
      <text:p text:style-name="P24"><text:s text:c="4"/>data <text:span text:style-name="T7">=</text:span> request<text:span text:style-name="T7">.</text:span>json</text:p>
      <text:p text:style-name="P24"><text:s text:c="4"/>result <text:span text:style-name="T7">=</text:span> users_collection<text:span text:style-name="T7">.</text:span>update_one<text:span text:style-name="T7">({</text:span><text:span text:style-name="T8">"_id"</text:span><text:span text:style-name="T7">:</text:span> user_id<text:span text:style-name="T7">},</text:span> <text:span text:style-name="T7">{</text:span><text:span text:style-name="T8">"$set"</text:span><text:span text:style-name="T7">:</text:span> data<text:span text:style-name="T7">})</text:span></text:p>
      <text:p text:style-name="P24"><text:s text:c="4"/><text:span text:style-name="T7">if</text:span> result<text:span text:style-name="T7">.</text:span>modified_count<text:span text:style-name="T7">:</text:span></text:p>
      <text:p text:style-name="P24"><text:s text:c="8"/><text:span text:style-name="T7">return</text:span> jsonify<text:span text:style-name="T7">({</text:span><text:span text:style-name="T8">"message"</text:span><text:span text:style-name="T7">:</text:span> <text:span text:style-name="T8">"Usuario actualizado"</text:span><text:span text:style-name="T7">})</text:span></text:p>
      <text:p text:style-name="P24"><text:s text:c="4"/><text:span text:style-name="T7">return</text:span> jsonify<text:span text:style-name="T7">({</text:span><text:span text:style-name="T8">"error"</text:span><text:span text:style-name="T7">:</text:span> <text:span text:style-name="T8">"Usuario no encontrado"</text:span><text:span text:style-name="T7">}),</text:span> <text:span text:style-name="T11">404</text:span></text:p>
      <text:p text:style-name="P18"/>
      <text:p text:style-name="P24"><text:span text:style-name="T7">@app.route(</text:span><text:span text:style-name="T8">'/mongo/user/&lt;user_id&gt;'</text:span><text:span text:style-name="T7">,</text:span> methods<text:span text:style-name="T7">=[</text:span><text:span text:style-name="T8">'DELETE'</text:span><text:span text:style-name="T7">])</text:span></text:p>
      <text:p text:style-name="P24"><text:span text:style-name="T7">def</text:span> <text:span text:style-name="T6">delete_mongo_user</text:span><text:span text:style-name="T7">(</text:span>user_id<text:span text:style-name="T7">):</text:span></text:p>
      <text:p text:style-name="P24"><text:s text:c="4"/>result <text:span text:style-name="T7">=</text:span> users_collection<text:span text:style-name="T7">.</text:span>delete_one<text:span text:style-name="T7">({</text:span><text:span text:style-name="T8">"_id"</text:span><text:span text:style-name="T7">:</text:span> user_id<text:span text:style-name="T7">})</text:span></text:p>
      <text:p text:style-name="P24"><text:s text:c="4"/><text:span text:style-name="T7">if</text:span> result<text:span text:style-name="T7">.</text:span>deleted_count<text:span text:style-name="T7">:</text:span></text:p>
      <text:p text:style-name="P24"><text:s text:c="8"/><text:span text:style-name="T7">return</text:span> jsonify<text:span text:style-name="T7">({</text:span><text:span text:style-name="T8">"message"</text:span><text:span text:style-name="T7">:</text:span> <text:span text:style-name="T8">"Usuario eliminado"</text:span><text:span text:style-name="T7">})</text:span></text:p>
      <text:p text:style-name="P24"><text:s text:c="4"/><text:span text:style-name="T7">return</text:span> jsonify<text:span text:style-name="T7">({</text:span><text:span text:style-name="T8">"error"</text:span><text:span text:style-name="T7">:</text:span> <text:span text:style-name="T8">"Usuario no encontrado"</text:span><text:span text:style-name="T7">}),</text:span> <text:span text:style-name="T11">404</text:span></text:p>
      <text:p text:style-name="P18"><text:soft-page-break/></text:p>
      <text:p text:style-name="P17"># Rutas para Redis</text:p>
      <text:p text:style-name="P24"><text:span text:style-name="T7">@app.route(</text:span><text:span text:style-name="T8">'/redis/user/&lt;user_id&gt;'</text:span><text:span text:style-name="T7">,</text:span> methods<text:span text:style-name="T7">=[</text:span><text:span text:style-name="T8">'POST'</text:span><text:span text:style-name="T7">])</text:span></text:p>
      <text:p text:style-name="P24"><text:span text:style-name="T7">def</text:span> <text:span text:style-name="T6">create_redis_user</text:span><text:span text:style-name="T7">(</text:span>user_id<text:span text:style-name="T7">):</text:span></text:p>
      <text:p text:style-name="P24"><text:s text:c="4"/>data <text:span text:style-name="T7">=</text:span> request<text:span text:style-name="T7">.</text:span>json</text:p>
      <text:p text:style-name="P24"><text:s text:c="4"/>redis_client<text:span text:style-name="T7">.</text:span>hset<text:span text:style-name="T7">(</text:span>user_id<text:span text:style-name="T7">,</text:span> mapping<text:span text:style-name="T7">=</text:span>data<text:span text:style-name="T7">)</text:span></text:p>
      <text:p text:style-name="P24"><text:s text:c="4"/><text:span text:style-name="T7">return</text:span> jsonify<text:span text:style-name="T7">({</text:span><text:span text:style-name="T8">"message"</text:span><text:span text:style-name="T7">:</text:span> <text:span text:style-name="T8">"Usuario creado"</text:span><text:span text:style-name="T7">,</text:span> <text:span text:style-name="T8">"user_id"</text:span><text:span text:style-name="T7">:</text:span> user_id<text:span text:style-name="T7">}),</text:span> <text:span text:style-name="T11">201</text:span></text:p>
      <text:p text:style-name="P18"/>
      <text:p text:style-name="P24"><text:span text:style-name="T7">@app.route(</text:span><text:span text:style-name="T8">'/redis/user/&lt;user_id&gt;'</text:span><text:span text:style-name="T7">,</text:span> methods<text:span text:style-name="T7">=[</text:span><text:span text:style-name="T8">'GET'</text:span><text:span text:style-name="T7">])</text:span></text:p>
      <text:p text:style-name="P24"><text:span text:style-name="T7">def</text:span> <text:span text:style-name="T6">get_redis_user</text:span><text:span text:style-name="T7">(</text:span>user_id<text:span text:style-name="T7">):</text:span></text:p>
      <text:p text:style-name="P24"><text:s text:c="4"/>user <text:span text:style-name="T7">=</text:span> redis_client<text:span text:style-name="T7">.</text:span>hgetall<text:span text:style-name="T7">(</text:span>user_id<text:span text:style-name="T7">)</text:span></text:p>
      <text:p text:style-name="P24"><text:s text:c="4"/><text:span text:style-name="T7">if</text:span> user<text:span text:style-name="T7">:</text:span></text:p>
      <text:p text:style-name="P24"><text:s text:c="8"/><text:span text:style-name="T7">return</text:span> jsonify<text:span text:style-name="T7">({</text:span>k<text:span text:style-name="T7">.</text:span>decode<text:span text:style-name="T7">():</text:span> v<text:span text:style-name="T7">.</text:span>decode<text:span text:style-name="T7">()</text:span> <text:span text:style-name="T7">for</text:span> k<text:span text:style-name="T7">,</text:span> v <text:span text:style-name="T7">in</text:span> user<text:span text:style-name="T7">.</text:span>items<text:span text:style-name="T7">()})</text:span></text:p>
      <text:p text:style-name="P24"><text:s text:c="4"/><text:span text:style-name="T7">return</text:span> jsonify<text:span text:style-name="T7">({</text:span><text:span text:style-name="T8">"error"</text:span><text:span text:style-name="T7">:</text:span> <text:span text:style-name="T8">"Usuario no encontrado"</text:span><text:span text:style-name="T7">}),</text:span> <text:span text:style-name="T11">404</text:span></text:p>
      <text:p text:style-name="P18"/>
      <text:p text:style-name="P24"><text:span text:style-name="T7">@app.route(</text:span><text:span text:style-name="T8">'/redis/user/&lt;user_id&gt;'</text:span><text:span text:style-name="T7">,</text:span> methods<text:span text:style-name="T7">=[</text:span><text:span text:style-name="T8">'PUT'</text:span><text:span text:style-name="T7">])</text:span></text:p>
      <text:p text:style-name="P24"><text:span text:style-name="T7">def</text:span> <text:span text:style-name="T6">update_redis_user</text:span><text:span text:style-name="T7">(</text:span>user_id<text:span text:style-name="T7">):</text:span></text:p>
      <text:p text:style-name="P24"><text:s text:c="4"/>data <text:span text:style-name="T7">=</text:span> request<text:span text:style-name="T7">.</text:span>json</text:p>
      <text:p text:style-name="P24"><text:s text:c="4"/><text:span text:style-name="T7">if</text:span> <text:span text:style-name="T7">not</text:span> redis_client<text:span text:style-name="T7">.</text:span>exists<text:span text:style-name="T7">(</text:span>user_id<text:span text:style-name="T7">):</text:span></text:p>
      <text:p text:style-name="P24"><text:s text:c="8"/><text:span text:style-name="T7">return</text:span> jsonify<text:span text:style-name="T7">({</text:span><text:span text:style-name="T8">"error"</text:span><text:span text:style-name="T7">:</text:span> <text:span text:style-name="T8">"Usuario no encontrado"</text:span><text:span text:style-name="T7">}),</text:span> <text:span text:style-name="T11">404</text:span></text:p>
      <text:p text:style-name="P25"><text:s text:c="4"/></text:p>
      <text:p text:style-name="P24"><text:s text:c="4"/><text:span text:style-name="T7">for</text:span> key<text:span text:style-name="T7">,</text:span> value <text:span text:style-name="T7">in</text:span> data<text:span text:style-name="T7">.</text:span>items<text:span text:style-name="T7">():</text:span></text:p>
      <text:p text:style-name="P24"><text:s text:c="8"/>redis_client<text:span text:style-name="T7">.</text:span>hset<text:span text:style-name="T7">(</text:span>user_id<text:span text:style-name="T7">,</text:span> key<text:span text:style-name="T7">,</text:span> value<text:span text:style-name="T7">)</text:span></text:p>
      <text:p text:style-name="P24"><text:s text:c="4"/><text:span text:style-name="T7">return</text:span> jsonify<text:span text:style-name="T7">({</text:span><text:span text:style-name="T8">"message"</text:span><text:span text:style-name="T7">:</text:span> <text:span text:style-name="T8">"Usuario actualizado"</text:span><text:span text:style-name="T7">})</text:span></text:p>
      <text:p text:style-name="P18"/>
      <text:p text:style-name="P24"><text:span text:style-name="T7">@app.route(</text:span><text:span text:style-name="T8">'/redis/user/&lt;user_id&gt;'</text:span><text:span text:style-name="T7">,</text:span> methods<text:span text:style-name="T7">=[</text:span><text:span text:style-name="T8">'DELETE'</text:span><text:span text:style-name="T7">])</text:span></text:p>
      <text:p text:style-name="P24"><text:span text:style-name="T7">def</text:span> <text:span text:style-name="T6">delete_redis_user</text:span><text:span text:style-name="T7">(</text:span>user_id<text:span text:style-name="T7">):</text:span></text:p>
      <text:p text:style-name="P24"><text:s text:c="4"/><text:span text:style-name="T7">if</text:span> redis_client<text:span text:style-name="T7">.</text:span>delete<text:span text:style-name="T7">(</text:span>user_id<text:span text:style-name="T7">):</text:span></text:p>
      <text:p text:style-name="P24"><text:s text:c="8"/><text:span text:style-name="T7">return</text:span> jsonify<text:span text:style-name="T7">({</text:span><text:span text:style-name="T8">"message"</text:span><text:span text:style-name="T7">:</text:span> <text:span text:style-name="T8">"Usuario eliminado"</text:span><text:span text:style-name="T7">})</text:span></text:p>
      <text:p text:style-name="P24"><text:s text:c="4"/><text:span text:style-name="T7">return</text:span> jsonify<text:span text:style-name="T7">({</text:span><text:span text:style-name="T8">"error"</text:span><text:span text:style-name="T7">:</text:span> <text:span text:style-name="T8">"Usuario no encontrado"</text:span><text:span text:style-name="T7">}),</text:span> <text:span text:style-name="T11">404</text:span></text:p>
      <text:p text:style-name="P18"/>
      <text:p text:style-name="P17"># Ruta de pruebas de rendimiento</text:p>
      <text:p text:style-name="P24"><text:span text:style-name="T7">@app.route(</text:span><text:span text:style-name="T8">'/test'</text:span><text:span text:style-name="T7">,</text:span> methods<text:span text:style-name="T7">=[</text:span><text:span text:style-name="T8">'GET'</text:span><text:span text:style-name="T7">])</text:span></text:p>
      <text:p text:style-name="P24"><text:span text:style-name="T7">def</text:span> <text:span text:style-name="T6">run_performance_tests</text:span><text:span text:style-name="T7">():</text:span></text:p>
      <text:p text:style-name="P24"><text:s text:c="4"/><text:span text:style-name="T9"># Configuración de prueba</text:span></text:p>
      <text:p text:style-name="P24"><text:s text:c="4"/>num_operations <text:span text:style-name="T7">=</text:span> <text:span text:style-name="T11">100</text:span></text:p>
      <text:p text:style-name="P24"><text:s text:c="4"/>test_results <text:span text:style-name="T7">=</text:span> <text:span text:style-name="T7">{}</text:span></text:p>
      <text:p text:style-name="P25"><text:s text:c="4"/></text:p>
      <text:p text:style-name="P24"><text:s text:c="4"/><text:span text:style-name="T9"># Limpiar datos anteriores</text:span></text:p>
      <text:p text:style-name="P24"><text:s text:c="4"/>users_collection<text:span text:style-name="T7">.</text:span>delete_many<text:span text:style-name="T7">({})</text:span></text:p>
      <text:p text:style-name="P24"><text:s text:c="4"/>redis_client<text:span text:style-name="T7">.</text:span>flushdb<text:span text:style-name="T7">()</text:span></text:p>
      <text:p text:style-name="P18"/>
      <text:p text:style-name="P24"><text:s text:c="4"/><text:span text:style-name="T9"># Pruebas para MongoDB</text:span></text:p>
      <text:p text:style-name="P24"><text:s text:c="4"/>mongo_times <text:span text:style-name="T7">=</text:span> <text:span text:style-name="T7">{}</text:span></text:p>
      <text:p text:style-name="P25"><text:s text:c="4"/></text:p>
      <text:p text:style-name="P24"><text:s text:c="4"/><text:span text:style-name="T9"># Operación de inserción</text:span></text:p>
      <text:p text:style-name="P24"><text:s text:c="4"/>start_time <text:span text:style-name="T7">=</text:span> time<text:span text:style-name="T7">.</text:span>time<text:span text:style-name="T7">()</text:span></text:p>
      <text:p text:style-name="P24"><text:s text:c="4"/><text:span text:style-name="T7">for</text:span> i <text:span text:style-name="T7">in</text:span> <text:span text:style-name="T8">range</text:span><text:span text:style-name="T7">(</text:span>num_operations<text:span text:style-name="T7">):</text:span></text:p>
      <text:p text:style-name="P24"><text:s text:c="8"/>users_collection<text:span text:style-name="T7">.</text:span>insert_one<text:span text:style-name="T7">({</text:span></text:p>
      <text:p text:style-name="P24"><text:s text:c="12"/><text:span text:style-name="T8">"name"</text:span><text:span text:style-name="T7">:</text:span> <text:span text:style-name="T8">f"User </text:span><text:span text:style-name="T7">{</text:span>i<text:span text:style-name="T7">}</text:span><text:span text:style-name="T8">"</text:span><text:span text:style-name="T7">,</text:span></text:p>
      <text:p text:style-name="P24"><text:s text:c="12"/><text:span text:style-name="T8">"email"</text:span><text:span text:style-name="T7">:</text:span> <text:span text:style-name="T8">f"user</text:span><text:span text:style-name="T7">{</text:span>i<text:span text:style-name="T7">}</text:span><text:span text:style-name="T8">@test.com"</text:span><text:span text:style-name="T7">,</text:span></text:p>
      <text:p text:style-name="P24"><text:s text:c="12"/><text:span text:style-name="T8">"age"</text:span><text:span text:style-name="T7">:</text:span> i <text:span text:style-name="T7">%</text:span> <text:span text:style-name="T11">100</text:span></text:p>
      <text:p text:style-name="P24"><text:s text:c="8"/><text:span text:style-name="T7">})</text:span></text:p>
      <text:p text:style-name="P24"><text:s text:c="4"/>mongo_times<text:span text:style-name="T7">[</text:span><text:span text:style-name="T8">'insert'</text:span><text:span text:style-name="T7">]</text:span> <text:span text:style-name="T7">=</text:span> time<text:span text:style-name="T7">.</text:span>time<text:span text:style-name="T7">()</text:span> <text:span text:style-name="T7">-</text:span> start_time</text:p>
      <text:p text:style-name="P18"/>
      <text:p text:style-name="P24"><text:s text:c="4"/><text:span text:style-name="T9"># Operación de lectura</text:span></text:p>
      <text:p text:style-name="P24"><text:s text:c="4"/>start_time <text:span text:style-name="T7">=</text:span> time<text:span text:style-name="T7">.</text:span>time<text:span text:style-name="T7">()</text:span></text:p>
      <text:p text:style-name="P24"><text:s text:c="4"/><text:span text:style-name="T7">for</text:span> i <text:span text:style-name="T7">in</text:span> <text:span text:style-name="T8">range</text:span><text:span text:style-name="T7">(</text:span>num_operations<text:span text:style-name="T7">):</text:span></text:p>
      <text:p text:style-name="P24"><text:soft-page-break/><text:s text:c="8"/>users_collection<text:span text:style-name="T7">.</text:span>find_one<text:span text:style-name="T7">({</text:span><text:span text:style-name="T8">"email"</text:span><text:span text:style-name="T7">:</text:span> <text:span text:style-name="T8">f"user</text:span><text:span text:style-name="T7">{</text:span>i<text:span text:style-name="T7">}</text:span><text:span text:style-name="T8">@test.com"</text:span><text:span text:style-name="T7">})</text:span></text:p>
      <text:p text:style-name="P24"><text:s text:c="4"/>mongo_times<text:span text:style-name="T7">[</text:span><text:span text:style-name="T8">'read'</text:span><text:span text:style-name="T7">]</text:span> <text:span text:style-name="T7">=</text:span> time<text:span text:style-name="T7">.</text:span>time<text:span text:style-name="T7">()</text:span> <text:span text:style-name="T7">-</text:span> start_time</text:p>
      <text:p text:style-name="P18"/>
      <text:p text:style-name="P24"><text:s text:c="4"/><text:span text:style-name="T9"># Operación de actualización</text:span></text:p>
      <text:p text:style-name="P24"><text:s text:c="4"/>start_time <text:span text:style-name="T7">=</text:span> time<text:span text:style-name="T7">.</text:span>time<text:span text:style-name="T7">()</text:span></text:p>
      <text:p text:style-name="P24"><text:s text:c="4"/><text:span text:style-name="T7">for</text:span> i <text:span text:style-name="T7">in</text:span> <text:span text:style-name="T8">range</text:span><text:span text:style-name="T7">(</text:span>num_operations<text:span text:style-name="T7">):</text:span></text:p>
      <text:p text:style-name="P24"><text:s text:c="8"/>users_collection<text:span text:style-name="T7">.</text:span>update_one<text:span text:style-name="T7">(</text:span></text:p>
      <text:p text:style-name="P24"><text:s text:c="12"/><text:span text:style-name="T7">{</text:span><text:span text:style-name="T8">"email"</text:span><text:span text:style-name="T7">:</text:span> <text:span text:style-name="T8">f"user</text:span><text:span text:style-name="T7">{</text:span>i<text:span text:style-name="T7">}</text:span><text:span text:style-name="T8">@test.com"</text:span><text:span text:style-name="T7">},</text:span></text:p>
      <text:p text:style-name="P24"><text:s text:c="12"/><text:span text:style-name="T7">{</text:span><text:span text:style-name="T8">"$set"</text:span><text:span text:style-name="T7">:</text:span> <text:span text:style-name="T7">{</text:span><text:span text:style-name="T8">"age"</text:span><text:span text:style-name="T7">:</text:span> <text:span text:style-name="T7">(</text:span>i <text:span text:style-name="T7">%</text:span> <text:span text:style-name="T11">100</text:span><text:span text:style-name="T7">)</text:span> <text:span text:style-name="T7">+</text:span> <text:span text:style-name="T11">1</text:span><text:span text:style-name="T7">}}</text:span></text:p>
      <text:p text:style-name="P24"><text:s text:c="8"/><text:span text:style-name="T7">)</text:span></text:p>
      <text:p text:style-name="P24"><text:s text:c="4"/>mongo_times<text:span text:style-name="T7">[</text:span><text:span text:style-name="T8">'update'</text:span><text:span text:style-name="T7">]</text:span> <text:span text:style-name="T7">=</text:span> time<text:span text:style-name="T7">.</text:span>time<text:span text:style-name="T7">()</text:span> <text:span text:style-name="T7">-</text:span> start_time</text:p>
      <text:p text:style-name="P18"/>
      <text:p text:style-name="P24"><text:s text:c="4"/><text:span text:style-name="T9"># Operación de eliminación</text:span></text:p>
      <text:p text:style-name="P24"><text:s text:c="4"/>start_time <text:span text:style-name="T7">=</text:span> time<text:span text:style-name="T7">.</text:span>time<text:span text:style-name="T7">()</text:span></text:p>
      <text:p text:style-name="P24"><text:s text:c="4"/><text:span text:style-name="T7">for</text:span> i <text:span text:style-name="T7">in</text:span> <text:span text:style-name="T8">range</text:span><text:span text:style-name="T7">(</text:span>num_operations<text:span text:style-name="T7">):</text:span></text:p>
      <text:p text:style-name="P24"><text:s text:c="8"/>users_collection<text:span text:style-name="T7">.</text:span>delete_one<text:span text:style-name="T7">({</text:span><text:span text:style-name="T8">"email"</text:span><text:span text:style-name="T7">:</text:span> <text:span text:style-name="T8">f"user</text:span><text:span text:style-name="T7">{</text:span>i<text:span text:style-name="T7">}</text:span><text:span text:style-name="T8">@test.com"</text:span><text:span text:style-name="T7">})</text:span></text:p>
      <text:p text:style-name="P24"><text:s text:c="4"/>mongo_times<text:span text:style-name="T7">[</text:span><text:span text:style-name="T8">'delete'</text:span><text:span text:style-name="T7">]</text:span> <text:span text:style-name="T7">=</text:span> time<text:span text:style-name="T7">.</text:span>time<text:span text:style-name="T7">()</text:span> <text:span text:style-name="T7">-</text:span> start_time</text:p>
      <text:p text:style-name="P18"/>
      <text:p text:style-name="P24"><text:s text:c="4"/><text:span text:style-name="T9"># Pruebas para Redis</text:span></text:p>
      <text:p text:style-name="P24"><text:s text:c="4"/>redis_times <text:span text:style-name="T7">=</text:span> <text:span text:style-name="T7">{}</text:span></text:p>
      <text:p text:style-name="P25"><text:s text:c="4"/></text:p>
      <text:p text:style-name="P24"><text:s text:c="4"/><text:span text:style-name="T9"># Operación de inserción</text:span></text:p>
      <text:p text:style-name="P24"><text:s text:c="4"/>start_time <text:span text:style-name="T7">=</text:span> time<text:span text:style-name="T7">.</text:span>time<text:span text:style-name="T7">()</text:span></text:p>
      <text:p text:style-name="P24"><text:s text:c="4"/><text:span text:style-name="T7">for</text:span> i <text:span text:style-name="T7">in</text:span> <text:span text:style-name="T8">range</text:span><text:span text:style-name="T7">(</text:span>num_operations<text:span text:style-name="T7">):</text:span></text:p>
      <text:p text:style-name="P24"><text:s text:c="8"/>redis_client<text:span text:style-name="T7">.</text:span>hset<text:span text:style-name="T7">(</text:span><text:span text:style-name="T8">f"user_</text:span><text:span text:style-name="T7">{</text:span>i<text:span text:style-name="T7">}</text:span><text:span text:style-name="T8">"</text:span><text:span text:style-name="T7">,</text:span> mapping<text:span text:style-name="T7">={</text:span></text:p>
      <text:p text:style-name="P24"><text:s text:c="12"/><text:span text:style-name="T8">"name"</text:span><text:span text:style-name="T7">:</text:span> <text:span text:style-name="T8">f"User </text:span><text:span text:style-name="T7">{</text:span>i<text:span text:style-name="T7">}</text:span><text:span text:style-name="T8">"</text:span><text:span text:style-name="T7">,</text:span></text:p>
      <text:p text:style-name="P24"><text:s text:c="12"/><text:span text:style-name="T8">"email"</text:span><text:span text:style-name="T7">:</text:span> <text:span text:style-name="T8">f"user</text:span><text:span text:style-name="T7">{</text:span>i<text:span text:style-name="T7">}</text:span><text:span text:style-name="T8">@test.com"</text:span><text:span text:style-name="T7">,</text:span></text:p>
      <text:p text:style-name="P24"><text:s text:c="12"/><text:span text:style-name="T8">"age"</text:span><text:span text:style-name="T7">:</text:span> i <text:span text:style-name="T7">%</text:span> <text:span text:style-name="T11">100</text:span></text:p>
      <text:p text:style-name="P24"><text:s text:c="8"/><text:span text:style-name="T7">})</text:span></text:p>
      <text:p text:style-name="P24"><text:s text:c="4"/>redis_times<text:span text:style-name="T7">[</text:span><text:span text:style-name="T8">'insert'</text:span><text:span text:style-name="T7">]</text:span> <text:span text:style-name="T7">=</text:span> time<text:span text:style-name="T7">.</text:span>time<text:span text:style-name="T7">()</text:span> <text:span text:style-name="T7">-</text:span> start_time</text:p>
      <text:p text:style-name="P18"/>
      <text:p text:style-name="P24"><text:s text:c="4"/><text:span text:style-name="T9"># Operación de lectura</text:span></text:p>
      <text:p text:style-name="P24"><text:s text:c="4"/>start_time <text:span text:style-name="T7">=</text:span> time<text:span text:style-name="T7">.</text:span>time<text:span text:style-name="T7">()</text:span></text:p>
      <text:p text:style-name="P24"><text:s text:c="4"/><text:span text:style-name="T7">for</text:span> i <text:span text:style-name="T7">in</text:span> <text:span text:style-name="T8">range</text:span><text:span text:style-name="T7">(</text:span>num_operations<text:span text:style-name="T7">):</text:span></text:p>
      <text:p text:style-name="P24"><text:s text:c="8"/>redis_client<text:span text:style-name="T7">.</text:span>hgetall<text:span text:style-name="T7">(</text:span><text:span text:style-name="T8">f"user_</text:span><text:span text:style-name="T7">{</text:span>i<text:span text:style-name="T7">}</text:span><text:span text:style-name="T8">"</text:span><text:span text:style-name="T7">)</text:span></text:p>
      <text:p text:style-name="P24"><text:s text:c="4"/>redis_times<text:span text:style-name="T7">[</text:span><text:span text:style-name="T8">'read'</text:span><text:span text:style-name="T7">]</text:span> <text:span text:style-name="T7">=</text:span> time<text:span text:style-name="T7">.</text:span>time<text:span text:style-name="T7">()</text:span> <text:span text:style-name="T7">-</text:span> start_time</text:p>
      <text:p text:style-name="P18"/>
      <text:p text:style-name="P24"><text:s text:c="4"/><text:span text:style-name="T9"># Operación de actualización</text:span></text:p>
      <text:p text:style-name="P24"><text:s text:c="4"/>start_time <text:span text:style-name="T7">=</text:span> time<text:span text:style-name="T7">.</text:span>time<text:span text:style-name="T7">()</text:span></text:p>
      <text:p text:style-name="P24"><text:s text:c="4"/><text:span text:style-name="T7">for</text:span> i <text:span text:style-name="T7">in</text:span> <text:span text:style-name="T8">range</text:span><text:span text:style-name="T7">(</text:span>num_operations<text:span text:style-name="T7">):</text:span></text:p>
      <text:p text:style-name="P24"><text:s text:c="8"/>redis_client<text:span text:style-name="T7">.</text:span>hset<text:span text:style-name="T7">(</text:span><text:span text:style-name="T8">f"user_</text:span><text:span text:style-name="T7">{</text:span>i<text:span text:style-name="T7">}</text:span><text:span text:style-name="T8">"</text:span><text:span text:style-name="T7">,</text:span> <text:span text:style-name="T8">"age"</text:span><text:span text:style-name="T7">,</text:span> <text:span text:style-name="T7">(</text:span>i <text:span text:style-name="T7">%</text:span> <text:span text:style-name="T11">100</text:span><text:span text:style-name="T7">)</text:span> <text:span text:style-name="T7">+</text:span> <text:span text:style-name="T11">1</text:span><text:span text:style-name="T7">)</text:span></text:p>
      <text:p text:style-name="P24"><text:s text:c="4"/>redis_times<text:span text:style-name="T7">[</text:span><text:span text:style-name="T8">'update'</text:span><text:span text:style-name="T7">]</text:span> <text:span text:style-name="T7">=</text:span> time<text:span text:style-name="T7">.</text:span>time<text:span text:style-name="T7">()</text:span> <text:span text:style-name="T7">-</text:span> start_time</text:p>
      <text:p text:style-name="P18"/>
      <text:p text:style-name="P24"><text:s text:c="4"/><text:span text:style-name="T9"># Operación de eliminación</text:span></text:p>
      <text:p text:style-name="P24"><text:s text:c="4"/>start_time <text:span text:style-name="T7">=</text:span> time<text:span text:style-name="T7">.</text:span>time<text:span text:style-name="T7">()</text:span></text:p>
      <text:p text:style-name="P24"><text:s text:c="4"/><text:span text:style-name="T7">for</text:span> i <text:span text:style-name="T7">in</text:span> <text:span text:style-name="T8">range</text:span><text:span text:style-name="T7">(</text:span>num_operations<text:span text:style-name="T7">):</text:span></text:p>
      <text:p text:style-name="P24"><text:s text:c="8"/>redis_client<text:span text:style-name="T7">.</text:span>delete<text:span text:style-name="T7">(</text:span><text:span text:style-name="T8">f"user_</text:span><text:span text:style-name="T7">{</text:span>i<text:span text:style-name="T7">}</text:span><text:span text:style-name="T8">"</text:span><text:span text:style-name="T7">)</text:span></text:p>
      <text:p text:style-name="P24"><text:s text:c="4"/>redis_times<text:span text:style-name="T7">[</text:span><text:span text:style-name="T8">'delete'</text:span><text:span text:style-name="T7">]</text:span> <text:span text:style-name="T7">=</text:span> time<text:span text:style-name="T7">.</text:span>time<text:span text:style-name="T7">()</text:span> <text:span text:style-name="T7">-</text:span> start_time</text:p>
      <text:p text:style-name="P18"/>
      <text:p text:style-name="P24"><text:s text:c="4"/><text:span text:style-name="T9"># Calcular resultados</text:span></text:p>
      <text:p text:style-name="P24"><text:s text:c="4"/>test_results <text:span text:style-name="T7">=</text:span> <text:span text:style-name="T7">{</text:span></text:p>
      <text:p text:style-name="P24"><text:s text:c="8"/><text:span text:style-name="T8">"mongodb"</text:span><text:span text:style-name="T7">:</text:span> <text:span text:style-name="T7">{</text:span>op<text:span text:style-name="T7">:</text:span> <text:span text:style-name="T8">f"</text:span><text:span text:style-name="T7">{</text:span>time<text:span text:style-name="T7">:</text:span>.4f<text:span text:style-name="T7">}</text:span><text:span text:style-name="T8">s"</text:span> <text:span text:style-name="T7">for</text:span> op<text:span text:style-name="T7">,</text:span> time <text:span text:style-name="T7">in</text:span> mongo_times<text:span text:style-name="T7">.</text:span>items<text:span text:style-name="T7">()},</text:span></text:p>
      <text:p text:style-name="P24"><text:s text:c="8"/><text:span text:style-name="T8">"redis"</text:span><text:span text:style-name="T7">:</text:span> <text:span text:style-name="T7">{</text:span>op<text:span text:style-name="T7">:</text:span> <text:span text:style-name="T8">f"</text:span><text:span text:style-name="T7">{</text:span>time<text:span text:style-name="T7">:</text:span>.4f<text:span text:style-name="T7">}</text:span><text:span text:style-name="T8">s"</text:span> <text:span text:style-name="T7">for</text:span> op<text:span text:style-name="T7">,</text:span> time <text:span text:style-name="T7">in</text:span> redis_times<text:span text:style-name="T7">.</text:span>items<text:span text:style-name="T7">()},</text:span></text:p>
      <text:p text:style-name="P24"><text:s text:c="8"/><text:span text:style-name="T8">"observaciones"</text:span><text:span text:style-name="T7">:</text:span> <text:span text:style-name="T7">[</text:span></text:p>
      <text:p text:style-name="P24"><text:s text:c="12"/><text:span text:style-name="T8">"Redis muestra mejores tiempos en operaciones CRUD debido a su naturaleza en memoria"</text:span><text:span text:style-name="T7">,</text:span></text:p>
      <text:p text:style-name="P24"><text:s text:c="12"/><text:span text:style-name="T8">"MongoDB ofrece mayor flexibilidad en consultas complejas a cambio de un pequeño costo en rendimiento"</text:span><text:span text:style-name="T7">,</text:span></text:p>
      <text:p text:style-name="P24"><text:soft-page-break/><text:s text:c="12"/><text:span text:style-name="T8">"Las bases de datos estructuradas (SQL) típicamente tendrían tiempos más altos en inserciones/actualizaciones debido a la validación de esquema y ACID"</text:span></text:p>
      <text:p text:style-name="P24"><text:s text:c="8"/><text:span text:style-name="T7">]</text:span></text:p>
      <text:p text:style-name="P24"><text:s text:c="4"/><text:span text:style-name="T7">}</text:span></text:p>
      <text:p text:style-name="P18"/>
      <text:p text:style-name="P24"><text:s text:c="4"/><text:span text:style-name="T7">return</text:span> jsonify<text:span text:style-name="T7">(</text:span>test_results<text:span text:style-name="T7">)</text:span></text:p>
      <text:p text:style-name="P18"/>
      <text:p text:style-name="P24"><text:span text:style-name="T7">if</text:span> __name__ <text:span text:style-name="T7">==</text:span> <text:span text:style-name="T8">'__main__'</text:span><text:span text:style-name="T7">:</text:span></text:p>
      <text:p text:style-name="P23"><text:s text:c="4"/>app<text:span text:style-name="T7">.</text:span>run<text:span text:style-name="T7">(</text:span>host<text:span text:style-name="T7">=</text:span><text:span text:style-name="T8">'0.0.0.0'</text:span><text:span text:style-name="T7">,</text:span> port<text:span text:style-name="T7">=</text:span><text:span text:style-name="T11">5000</text:span><text:span text:style-name="T7">,</text:span> debug<text:span text:style-name="T7">=True)</text:span></text:p>
      <text:h text:style-name="P12" text:outline-level="3">Instrucciones para ejecutar la aplicación:</text:h>
      <text:list text:style-name="L12">
        <text:list-item>
          <text:p text:style-name="P65"><text:span text:style-name="Strong_20_Emphasis"><text:span text:style-name="T10">Requisitos previos:</text:span></text:span></text:p>
          <text:list>
            <text:list-item>
              <text:p text:style-name="P59">Instalar MongoDB y Redis</text:p>
            </text:list-item>
            <text:list-item>
              <text:p text:style-name="P59">Ejecutar ambos servicios en sus puertos predeterminados</text:p>
            </text:list-item>
          </text:list>
        </text:list-item>
        <text:list-item>
          <text:p text:style-name="P66"><text:span text:style-name="Strong_20_Emphasis"><text:span text:style-name="T10">Instalar dependencias:</text:span></text:span></text:p>
        </text:list-item>
      </text:list>
      <text:p text:style-name="P47"/>
      <text:p text:style-name="P23">pip <text:span text:style-name="T6">install</text:span> flask pymongo redis flask-cors</text:p>
      <text:list text:style-name="L13">
        <text:list-item>
          <text:p text:style-name="P67"><text:span text:style-name="Strong_20_Emphasis"><text:span text:style-name="T10">Ejecutar la aplicación:</text:span></text:span></text:p>
        </text:list-item>
      </text:list>
      <text:p text:style-name="P47"/>
      <text:p text:style-name="P23">python app.py</text:p>
      <text:h text:style-name="P12" text:outline-level="3">Ejercicio de comprobación:</text:h>
      <text:list text:style-name="L14">
        <text:list-item>
          <text:p text:style-name="P68"><text:span text:style-name="Strong_20_Emphasis"><text:span text:style-name="T10">Pruebas básicas de funcionalidad:</text:span></text:span></text:p>
          <text:list>
            <text:list-item>
              <text:p text:style-name="P60">Usar herramientas como Postman o curl para probar los endpoints CRUD</text:p>
            </text:list-item>
            <text:list-item>
              <text:p text:style-name="P61">Ejemplo para MongoDB:</text:p>
              <text:p text:style-name="P53"/>
              <text:p text:style-name="P26"><text:span text:style-name="T6">curl</text:span> <text:span text:style-name="T7">-X</text:span> POST <text:span text:style-name="T7">-H</text:span> <text:span text:style-name="T8">"Content-Type: application/json"</text:span> <text:span text:style-name="T7">-d</text:span> <text:span text:style-name="T8">'{"_id":"1","name":"John","email":"john@test.com","age":30}'</text:span> http://localhost:5000/mongo/user</text:p>
            </text:list-item>
            <text:list-item>
              <text:p text:style-name="P61">Ejemplo para Redis:</text:p>
              <text:p text:style-name="P53"/>
              <text:p text:style-name="P26"><text:span text:style-name="T6">curl</text:span> <text:span text:style-name="T7">-X</text:span> POST <text:span text:style-name="T7">-H</text:span> <text:span text:style-name="T8">"Content-Type: application/json"</text:span> <text:span text:style-name="T7">-d</text:span> <text:span text:style-name="T8">'{"name":"Alice","email":"alice@test.com","age":25}'</text:span> http://localhost:5000/redis/user/user_1</text:p>
            </text:list-item>
          </text:list>
        </text:list-item>
        <text:list-item>
          <text:p text:style-name="P68"><text:span text:style-name="Strong_20_Emphasis"><text:span text:style-name="T10">Prueba de rendimiento:</text:span></text:span></text:p>
          <text:list>
            <text:list-item>
              <text:p text:style-name="P60">Ejecutar:</text:p>
            </text:list-item>
          </text:list>
          <text:p text:style-name="P26"><text:span text:style-name="T6">curl</text:span> http://localhost:5000/test</text:p>
          <text:list text:continue-numbering="true">
            <text:list-item>
              <text:p text:style-name="P60">Analizar los resultados comparativos entre MongoDB y Redis</text:p>
            </text:list-item>
          </text:list>
        </text:list-item>
      </text:list>
      <text:h text:style-name="P12" text:outline-level="3"><text:soft-page-break/>Análisis esperado:</text:h>
      <text:list text:style-name="L15">
        <text:list-item>
          <text:p text:style-name="P69"><text:span text:style-name="Strong_20_Emphasis"><text:span text:style-name="T10">Redis</text:span></text:span><text:span text:style-name="T10"> mostrará tiempos significativamente menores en todas las operaciones debido a:</text:span></text:p>
          <text:list>
            <text:list-item>
              <text:p text:style-name="P62">Almacenamiento en memoria</text:p>
            </text:list-item>
            <text:list-item>
              <text:p text:style-name="P62">Estructura de datos simple</text:p>
            </text:list-item>
            <text:list-item>
              <text:p text:style-name="P62">Ausencia de overhead de validación de esquema</text:p>
            </text:list-item>
          </text:list>
        </text:list-item>
        <text:list-item>
          <text:p text:style-name="P69"><text:span text:style-name="Strong_20_Emphasis"><text:span text:style-name="T10">MongoDB</text:span></text:span><text:span text:style-name="T10"> tendrá tiempos mayores pero:</text:span></text:p>
          <text:list>
            <text:list-item>
              <text:p text:style-name="P62">Ofrece mayor capacidad de consultas complejas</text:p>
            </text:list-item>
            <text:list-item>
              <text:p text:style-name="P62">Persistencia duradera por defecto</text:p>
            </text:list-item>
            <text:list-item>
              <text:p text:style-name="P62">Escalabilidad horizontal</text:p>
            </text:list-item>
          </text:list>
        </text:list-item>
        <text:list-item>
          <text:p text:style-name="P69"><text:span text:style-name="Strong_20_Emphasis"><text:span text:style-name="T10">Bases de datos estructuradas (SQL):</text:span></text:span></text:p>
          <text:list>
            <text:list-item>
              <text:p text:style-name="P62">Tiempos típicamente mayores que ambos</text:p>
            </text:list-item>
            <text:list-item>
              <text:p text:style-name="P62">Ventajas en consistencia ACID y relaciones complejas</text:p>
            </text:list-item>
            <text:list-item>
              <text:p text:style-name="P62">Esquema rígido proporciona integridad de datos</text:p>
            </text:list-item>
          </text:list>
        </text:list-item>
      </text:list>
      <text:p text:style-name="P57">Este ejercicio demuestra los casos de uso típicos para cada tecnología, ayudando a elegir la adecuada según los requisitos específicos de cada proyecto.</text:p>
      <text:p text:style-name="P58"/>
      <text:p text:style-name="P64"><text:span text:style-name="Strong_20_Emphasi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7</text:page-number><text:s/>/ <text:page-count>7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6</text:page-number><text:s/>/ <text:page-count>7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3-20T21:01:47.667717979</dc:date>
    <meta:editing-duration>PT36M33S</meta:editing-duration>
    <meta:editing-cycles>7</meta:editing-cycles>
    <meta:generator>LibreOffice/24.2.2.2$Linux_X86_64 LibreOffice_project/d56cc158d8a96260b836f100ef4b4ef25d6f1a01</meta:generator>
    <meta:print-date>2025-03-18T17:27:56.697553710</meta:print-date>
    <meta:printed-by>Archivos PDF</meta:printed-by>
    <meta:document-statistic meta:table-count="0" meta:image-count="0" meta:object-count="0" meta:page-count="7" meta:paragraph-count="226" meta:word-count="948" meta:character-count="8656" meta:non-whitespace-character-count="7335"/>
  </office:meta>
</office:document-meta>
</file>